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01E8886B.png"/>
  <manifest:file-entry manifest:media-type="" manifest:full-path="Pictures/TablePreview1.svm"/>
  <manifest:file-entry manifest:media-type="" manifest:full-path="Pictures/200000B7000050A000002DB148D56D41.wmf"/>
  <manifest:file-entry manifest:media-type="" manifest:full-path="Pictures/2000008500003EF3000019D9B5FAFAB6.wmf"/>
  <manifest:file-entry manifest:media-type="" manifest:full-path="Pictures/2000006800003EF3000019D9176FAC3B.wmf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2000007600003EF3000019D975F9D357.wm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51cm" svg:stroke-color="#ffffff" draw:marker-start-width="0.276cm" draw:marker-end-width="0.276cm" draw:fill="none" draw:textarea-horizontal-align="center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203cm" svg:stroke-color="#ccccff" draw:marker-start="Double_20_Arrow" draw:marker-start-width="0.607cm" draw:marker-end="Double_20_Arrow" draw:marker-end-width="0.607cm" draw:textarea-horizontal-align="center" fo:padding-top="0.229cm" fo:padding-bottom="0.229cm" fo:padding-left="0.354cm" fo:padding-right="0.354cm"/>
    </style:style>
    <style:style style:name="gr5" style:family="graphic" style:parent-style-name="standard">
      <style:graphic-properties draw:stroke="solid" svg:stroke-width="0.102cm" svg:stroke-color="#ffff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8cm" fo:min-width="8.314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8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Fine_20_Dashed_20__28_var_29_" svg:stroke-width="0.102cm" svg:stroke-color="#808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52cm" svg:stroke-color="#8080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11" style:family="graphic" style:parent-style-name="standard">
      <style:graphic-properties draw:ole-draw-aspect="1"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outline1">
      <style:graphic-properties fo:min-height="1.84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draw:auto-grow-height="true" fo:min-height="3.178cm"/>
    </style:style>
    <style:style style:name="pr12" style:family="presentation" style:parent-style-name="Default-outline1">
      <style:graphic-properties draw:auto-grow-height="true" fo:min-height="14.267cm"/>
    </style:style>
    <style:style style:name="co1" style:family="table-column">
      <style:table-column-properties style:column-width="4.208cm" style:use-optimal-column-width="false"/>
    </style:style>
    <style:style style:name="co2" style:family="table-column">
      <style:table-column-properties style:column-width="4.841cm" style:use-optimal-column-width="false"/>
    </style:style>
    <style:style style:name="co3" style:family="table-column">
      <style:table-column-properties style:column-width="5.239cm" style:use-optimal-column-width="false"/>
    </style:style>
    <style:style style:name="ro1" style:family="table-row">
      <style:table-row-properties style:row-height="1.423cm"/>
    </style:style>
    <style:style style:name="ro2" style:family="table-row">
      <style:table-row-properties style:row-height="1.433cm"/>
    </style:style>
    <style:style style:name="ro3" style:family="table-row">
      <style:table-row-properties style:row-height="2.696cm"/>
    </style:style>
    <style:style style:name="ro4" style:family="table-row">
      <style:table-row-properties style:row-height="2.702cm"/>
    </style:style>
    <style:style style:name="ce1" style:family="table-cell">
      <style:graphic-properties draw:fill="none" style:repeat="repeat"/>
      <style:paragraph-properties fo:border="none"/>
    </style:style>
    <style:style style:name="ce2" style:family="table-cell">
      <style:graphic-properties draw:fill="none" style:repeat="repeat" draw:textarea-vertical-align="middle"/>
      <style:paragraph-properties fo:border="none"/>
    </style:style>
    <style:style style:name="ce3" style:family="table-cell">
      <style:graphic-properties draw:fill="none" style:repeat="repeat" draw:textarea-vertical-align="middle"/>
      <style:paragraph-properties fo:text-align="center" fo:border-left="none" fo:border-right="0.001cm solid #ffffff" fo:border-top="none" fo:border-bottom="0.001cm solid #ffffff"/>
    </style:style>
    <style:style style:name="ce4" style:family="table-cell">
      <style:graphic-properties draw:fill="none" style:repeat="repeat" draw:textarea-vertical-align="middle"/>
      <style:paragraph-properties fo:text-align="center" fo:border-left="0.001cm solid #ffffff" fo:border-right="0.001cm solid #ffffff" fo:border-top="none" fo:border-bottom="0.001cm solid #ffffff"/>
    </style:style>
    <style:style style:name="ce5" style:family="table-cell">
      <style:graphic-properties draw:fill="solid" draw:fill-color="#99284c" style:repeat="repeat" draw:textarea-vertical-align="middle"/>
      <style:paragraph-properties fo:text-align="center"/>
    </style:style>
    <style:style style:name="ce6" style:family="table-cell">
      <style:graphic-properties draw:fill="solid" draw:fill-color="#0099ff" style:repeat="repeat" draw:textarea-vertical-align="middle"/>
      <style:paragraph-properties fo:text-align="center"/>
    </style:style>
    <style:style style:name="ce7" style:family="table-cell">
      <style:graphic-properties draw:fill="none" style:repeat="repeat" draw:textarea-vertical-align="middle"/>
      <style:paragraph-properties fo:text-align="center" fo:border-left="none" fo:border-right="0.001cm solid #ffffff" fo:border-top="0.001cm solid #ffffff" fo:border-bottom="0.001cm solid #ffffff"/>
    </style:style>
    <style:style style:name="ce8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ffff"/>
    </style:style>
    <style:style style:name="P6" style:family="paragraph">
      <style:text-properties fo:font-size="16pt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text-properties fo:color="#ffff00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23ff2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style:writing-mode="tb-rl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text-properties fo:color="#ffff00"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26pt" style:font-size-asian="26pt" style:font-size-complex="2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00" fo:font-style="normal" style:font-style-asian="normal" style:font-style-complex="normal"/>
    </style:style>
    <style:style style:name="T5" style:family="text">
      <style:text-properties fo:color="#23ff23" fo:font-style="italic" style:font-style-asian="italic" style:font-style-complex="italic"/>
    </style:style>
    <style:style style:name="T6" style:family="text">
      <style:text-properties fo:color="#23ff23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" style:family="text">
      <style:text-properties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8" style:family="text">
      <style:text-properties fo:font-family="'Lucida Sans'" style:font-style-name="Regular" style:font-pitch="variable" fo:font-style="normal" fo:font-weight="bold" style:font-family-asian="'DejaVu Sans'" style:font-style-name-asian="Condensed" style:font-family-generic-asian="swiss" style:font-pitch-asian="variable" style:font-style-asian="normal" style:font-weight-asian="bold" style:font-family-complex="'DejaVu Sans'" style:font-style-name-complex="Condensed" style:font-family-generic-complex="swiss" style:font-pitch-complex="variable" style:font-style-complex="normal" style:font-weight-complex="bold"/>
    </style:style>
    <style:style style:name="T9" style:family="text">
      <style:text-properties fo:color="#23ff23" fo:font-family="'Lucida Sans'" style:font-style-name="Regular" style:font-pitch="variable" fo:font-style="italic" fo:font-weight="bold" style:font-family-asian="'DejaVu Sans'" style:font-style-name-asian="Condensed" style:font-family-generic-asian="swiss" style:font-pitch-asian="variable" style:font-style-asian="italic" style:font-weight-asian="bold" style:font-family-complex="'DejaVu Sans'" style:font-style-name-complex="Condensed" style:font-family-generic-complex="swiss" style:font-pitch-complex="variable" style:font-style-complex="italic" style:font-weight-complex="bold"/>
    </style:style>
    <style:style style:name="T10" style:family="text">
      <style:text-properties fo:color="#ffff00" fo:font-family="'Lucida Sans'" style:font-style-name="Regular" style:font-pitch="variable" fo:font-style="normal" fo:font-weight="bold" style:font-family-asian="'DejaVu Sans'" style:font-style-name-asian="Condensed" style:font-family-generic-asian="swiss" style:font-pitch-asian="variable" style:font-style-asian="normal" style:font-weight-asian="bold" style:font-family-complex="'DejaVu Sans'" style:font-style-name-complex="Condensed" style:font-family-generic-complex="swiss" style:font-pitch-complex="variable" style:font-style-complex="normal" style:font-weight-complex="bold"/>
    </style:style>
    <style:style style:name="T11" style:family="text">
      <style:text-properties fo:color="#ffff00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12" style:family="text">
      <style:text-properties fo:color="#23ff23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13" style:family="text">
      <style:text-properties fo:color="#ffff00" fo:font-family="'Lucida Sans'" style:font-style-name="Regular" style:font-pitch="variable" fo:font-style="normal" fo:font-weight="normal" style:font-family-asian="'DejaVu Sans'" style:font-style-name-asian="Condensed" style:font-family-generic-asian="swiss" style:font-pitch-asian="variable" style:font-style-asian="normal" style:font-weight-asian="normal" style:font-family-complex="'DejaVu Sans'" style:font-style-name-complex="Condensed" style:font-family-generic-complex="swiss" style:font-pitch-complex="variable" style:font-style-complex="normal" style:font-weight-complex="normal"/>
    </style:style>
    <style:style style:name="T14" style:family="text">
      <style:text-properties fo:font-family="'Lucida Sans'" style:font-style-name="Regular" style:font-pitch="variable" fo:font-style="normal" fo:font-weight="normal" style:font-family-asian="'DejaVu Sans'" style:font-style-name-asian="Condensed" style:font-family-generic-asian="swiss" style:font-pitch-asian="variable" style:font-style-asian="normal" style:font-weight-asian="normal" style:font-family-complex="'DejaVu Sans'" style:font-style-name-complex="Condensed" style:font-family-generic-complex="swiss" style:font-pitch-complex="variable" style:font-style-complex="normal" style:font-weight-complex="normal"/>
    </style:style>
    <style:style style:name="T15" style:family="text">
      <style:text-properties fo:color="#ffffff" fo:font-family="'Lucida Sans'" style:font-style-name="Regular" style:font-pitch="variable" fo:font-style="normal" fo:font-weight="normal" style:font-family-asian="'DejaVu Sans'" style:font-style-name-asian="Condensed" style:font-family-generic-asian="swiss" style:font-pitch-asian="variable" style:font-style-asian="normal" style:font-weight-asian="normal" style:font-family-complex="'DejaVu Sans'" style:font-style-name-complex="Condensed" style:font-family-generic-complex="swiss" style:font-pitch-complex="variable" style:font-style-complex="normal" style:font-weight-complex="normal"/>
    </style:style>
    <style:style style:name="T16" style:family="text">
      <style:text-properties fo:color="#ffff00" fo:font-family="'Lucida Sans'" style:font-style-name="Regular" style:font-pitch="variable" fo:font-style="normal" fo:font-weight="normal" style:font-family-asian="'DejaVu Sans'" style:font-style-name-asian="Condensed" style:font-family-generic-asian="swiss" style:font-pitch-asian="variable" style:font-style-asian="normal" style:font-weight-asian="normal" style:font-family-complex="'DejaVu Sans'" style:font-style-name-complex="Condensed" style:font-family-generic-complex="swiss" style:font-pitch-complex="variable" style:font-style-complex="normal" style:font-weight-complex="normal"/>
    </style:style>
    <style:style style:name="T17" style:family="text">
      <style:text-properties fo:color="#ffff00"/>
    </style:style>
    <style:style style:name="T18" style:family="text">
      <style:text-properties fo:color="#ffcc99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ffff" fo:font-style="normal" style:font-style-asian="normal" style:font-style-complex="normal"/>
    </style:style>
    <style:style style:name="T21" style:family="text">
      <style:text-properties fo:color="#ffffff" fo:font-style="italic" style:font-style-asian="italic" style:font-style-complex="italic"/>
    </style:style>
    <style:style style:name="T22" style:family="text">
      <style:text-properties fo:color="#ffffff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23" style:family="text">
      <style:text-properties fo:color="#ffffff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24" style:family="text">
      <style:text-properties fo:color="#ffffff" fo:font-family="'Lucida Sans'" style:font-style-name="Regular" style:font-pitch="variable" fo:font-style="normal" fo:font-weight="bold" style:font-family-asian="'DejaVu Sans'" style:font-style-name-asian="Condensed" style:font-family-generic-asian="swiss" style:font-pitch-asian="variable" style:font-style-asian="normal" style:font-weight-asian="bold" style:font-family-complex="'DejaVu Sans'" style:font-style-name-complex="Condensed" style:font-family-generic-complex="swiss" style:font-pitch-complex="variable" style:font-style-complex="normal" style:font-weight-complex="bold"/>
    </style:style>
    <style:style style:name="T25" style:family="text">
      <style:text-properties fo:color="#ffffff" fo:font-family="'Lucida Sans'" style:font-style-name="Regular" style:font-pitch="variable" fo:font-style="italic" fo:font-weight="bold" style:font-family-asian="'DejaVu Sans'" style:font-style-name-asian="Condensed" style:font-family-generic-asian="swiss" style:font-pitch-asian="variable" style:font-style-asian="italic" style:font-weight-asian="bold" style:font-family-complex="'DejaVu Sans'" style:font-style-name-complex="Condensed" style:font-family-generic-complex="swiss" style:font-pitch-complex="variable" style:font-style-complex="italic" style:font-weight-complex="bold"/>
    </style:style>
    <style:style style:name="T26" style:family="text">
      <style:text-properties fo:color="#ffffff" fo:font-family="'Lucida Sans'" style:font-style-name="Regular" style:font-pitch="variable" fo:font-style="normal" fo:font-weight="normal" style:font-family-asian="'DejaVu Sans'" style:font-style-name-asian="Condensed" style:font-family-generic-asian="swiss" style:font-pitch-asian="variable" style:font-style-asian="normal" style:font-weight-asian="normal" style:font-family-complex="'DejaVu Sans'" style:font-style-name-complex="Condensed" style:font-family-generic-complex="swiss" style:font-pitch-complex="variable" style:font-style-complex="normal" style:font-weight-complex="normal"/>
    </style:style>
    <style:style style:name="T27" style:family="text">
      <style:text-properties fo:color="#23ff23" style:text-position="33% 58%" fo:font-style="italic" style:font-style-asian="italic" style:font-style-complex="italic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text-position="33% 58%" fo:font-style="italic" style:font-style-asian="italic" style:font-style-complex="italic"/>
    </style:style>
    <style:style style:name="T30" style:family="text">
      <style:text-properties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31" style:family="text">
      <style:text-properties style:text-position="0% 100%"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32" style:family="text">
      <style:text-properties style:text-position="0% 100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33" style:family="text">
      <style:text-properties fo:color="#ffff00" style:text-position="0% 100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34" style:family="text">
      <style:text-properties fo:color="#23ff23" style:text-position="0% 100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35" style:family="text">
      <style:text-properties style:text-position="super 58%"/>
    </style:style>
    <style:style style:name="T36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23ff2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0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1" style:family="text">
      <style:text-properties fo:color="#ffff00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2" style:family="text">
      <style:text-properties fo:color="#ffff00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3" style:family="text">
      <style:text-properties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44" style:family="text">
      <style:text-properties style:text-position="-33% 58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45" style:family="text">
      <style:text-properties style:text-position="0% 100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46" style:family="text">
      <style:text-properties fo:color="#ffff00" style:text-position="0% 100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47" style:family="text">
      <style:text-properties style:text-position="0% 100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48" style:family="text">
      <style:text-properties fo:color="#23ff23" style:text-position="0% 100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style:text-position="-33% 58%" fo:font-size="20pt" style:font-size-asian="20pt" style:font-size-complex="20pt"/>
    </style:style>
    <style:style style:name="T52" style:family="text">
      <style:text-properties fo:color="#23ff23"/>
    </style:style>
    <style:style style:name="T53" style:family="text">
      <style:text-properties fo:color="#ffff00" fo:font-style="italic" style:font-style-asian="italic" style:font-style-complex="italic"/>
    </style:style>
    <style:style style:name="T54" style:family="text">
      <style:text-properties fo:color="#ffff00" style:text-position="-33% 58%" fo:font-style="italic" style:font-style-asian="italic" style:font-style-complex="italic"/>
    </style:style>
    <style:style style:name="T55" style:family="text">
      <style:text-properties style:text-position="0% 100%"/>
    </style:style>
    <style:style style:name="T56" style:family="text">
      <style:text-properties style:text-position="-33% 58%" fo:font-style="italic" style:font-style-asian="italic" style:font-style-complex="italic"/>
    </style:style>
    <style:style style:name="T57" style:family="text">
      <style:text-properties fo:color="#ffff00" style:text-position="0% 100%"/>
    </style:style>
    <style:style style:name="T58" style:family="text">
      <style:text-properties fo:color="#23ff23" fo:font-style="normal" style:font-style-asian="normal" style:font-style-complex="normal"/>
    </style:style>
    <style:style style:name="T59" style:family="text">
      <style:text-properties fo:color="#ffff00" fo:font-family="'DejaVu Sans'" style:font-style-name="Condensed" style:font-family-generic="swiss" style:font-pitch="variable" fo:font-size="26pt" fo:font-weight="bold" style:font-family-asian="'DejaVu Sans'" style:font-style-name-asian="Condensed" style:font-family-generic-asian="swiss" style:font-pitch-asian="variable" style:font-size-asian="26pt" style:font-weight-asian="bold" style:font-family-complex="'DejaVu Sans'" style:font-style-name-complex="Condensed" style:font-family-generic-complex="swiss" style:font-pitch-complex="variable" style:font-size-complex="26pt" style:font-weight-complex="bold"/>
    </style:style>
    <style:style style:name="T60" style:family="text">
      <style:text-properties fo:color="#ffff00" fo:font-family="'Lucida Sans'" style:font-style-name="Regular" style:font-pitch="variable" fo:font-size="26pt" fo:font-weight="bold" style:font-family-asian="'DejaVu Sans'" style:font-style-name-asian="Condensed" style:font-family-generic-asian="swiss" style:font-pitch-asian="variable" style:font-size-asian="26pt" style:font-weight-asian="bold" style:font-family-complex="'DejaVu Sans'" style:font-style-name-complex="Condensed" style:font-family-generic-complex="swiss" style:font-pitch-complex="variable" style:font-size-complex="26pt" style:font-weight-complex="bold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color="#ffff00" fo:font-size="26pt" style:font-size-asian="26pt" style:font-size-complex="26pt"/>
    </style:style>
    <style:style style:name="T63" style:family="text">
      <style:text-properties fo:color="#23ff23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64" style:family="text">
      <style:text-properties fo:color="#23ff23" style:text-position="-33% 58%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65" style:family="text">
      <style:text-properties style:text-position="0% 100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66" style:family="text">
      <style:text-properties fo:color="#ffffff"/>
    </style:style>
    <style:style style:name="T67" style:family="text">
      <style:text-properties fo:color="#23ff23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68" style:family="text">
      <style:text-properties fo:color="#23ff23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69" style:family="text">
      <style:text-properties fo:color="#23ff23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70" style:family="text">
      <style:text-properties fo:color="#ffcc99" fo:font-style="normal" style:font-style-asian="normal" style:font-style-complex="normal"/>
    </style:style>
    <style:style style:name="T71" style:family="text">
      <style:text-properties fo:color="#23ff23" style:text-position="-33% 58%" fo:font-family="'Lucida Sans'" style:font-style-name="Regular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2" style:family="text">
      <style:text-properties fo:color="#23ff23" style:text-position="33% 58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3" style:family="text">
      <style:text-properties fo:color="#ffffff" style:text-position="0% 100%"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74" style:family="text">
      <style:text-properties fo:color="#ffffff" style:text-position="33% 58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5" style:family="text">
      <style:text-properties fo:color="#23ff23" style:text-position="0% 100%" fo:font-family="'DejaVu Sans'" style:font-style-name="Condensed" style:font-family-generic="swiss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76" style:family="text">
      <style:text-properties style:text-position="33% 58%" fo:font-family="'DejaVu Sans'" style:font-style-name="Condensed" style:font-family-generic="swiss" style:font-pitch="variable" fo:font-style="normal" style:font-family-asian="'DejaVu Sans'" style:font-style-name-asian="Condensed" style:font-family-generic-asian="swiss" style:font-pitch-asian="variable" style:font-style-asian="normal" style:font-family-complex="'DejaVu Sans'" style:font-style-name-complex="Condensed" style:font-family-generic-complex="swiss" style:font-pitch-complex="variable" style:font-style-complex="normal"/>
    </style:style>
    <style:style style:name="T77" style:family="text">
      <style:text-properties fo:color="#ffff00" fo:font-family="'Lucida Sans'" style:font-style-name="Regular" style:font-pitch="variable" fo:font-style="italic" style:font-family-asian="'DejaVu Sans'" style:font-style-name-asian="Condensed" style:font-family-generic-asian="swiss" style:font-pitch-asian="variable" style:font-style-asian="italic" style:font-family-complex="'DejaVu Sans'" style:font-style-name-complex="Condensed" style:font-family-generic-complex="swiss" style:font-pitch-complex="variable" style:font-style-complex="italic"/>
    </style:style>
    <style:style style:name="T78" style:family="text">
      <style:text-properties fo:color="#23ff23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79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80" style:family="text">
      <style:text-properties fo:color="#23ff23" style:text-position="33% 58%" fo:font-style="normal" style:font-style-asian="normal" style:font-style-complex="normal"/>
    </style:style>
    <style:style style:name="T81" style:family="text">
      <style:text-properties style:text-position="0% 100%" fo:font-style="normal" style:font-style-asian="normal" style:font-style-complex="normal"/>
    </style:style>
    <style:style style:name="T82" style:family="text">
      <style:text-properties fo:color="#23ff23" style:text-position="0% 100%" fo:font-style="normal" style:font-style-asian="normal" style:font-style-complex="normal"/>
    </style:style>
    <style:style style:name="T83" style:family="text">
      <style:text-properties fo:color="#ffff00"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power analysis</presentation:footer-decl>
      <presentation:footer-decl presentation:name="ftr2">CMPTxxxx</presentation:footer-decl>
      <presentation:date-time-decl presentation:name="dtd1" presentation:source="fixed">17 Sep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Power Analysis:<text:line-break/><text:tab/>Sample Size, Effect Size,<text:line-break/><text:tab/>Significance, and Power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7 Sep 2010</text:p>
            <text:p text:style-name="P1">Dr. Sean Ho</text:p>
            <text:p text:style-name="P1">CPSY501</text:p>
            <text:p text:style-name="P1"/>
            <text:p text:style-name="P1">cpsy501.seanho.com</text:p>
          </draw:text-box>
        </draw:frame>
        <draw:rect draw:style-name="gr1" draw:text-style-name="P3" draw:layer="layout" svg:width="9.525cm" svg:height="3.81cm" svg:x="17.78cm" svg:y="10.16cm">
          <text:p text:style-name="P2"><text:span text:style-name="T1">Please download:</text:span></text:p>
          <text:p text:style-name="P2"><text:span text:style-name="T2"><text:a xlink:href="http://twu.seanho.com/10fall/cpsy501/lectures/.data/SpiderRM.sav">SpiderRM.sav</text:a></text:span><text:span text:style-name="T1"> and</text:span></text:p>
          <text:p text:style-name="P2"><text:span text:style-name="T2"><text:a xlink:href="http://twu.seanho.com/10fall/cpsy501/lectures/01/Missirlian05-Therapy-HierRegres.pdf">Missirlian</text:a></text:span><text:span text:style-name="T1"> article</text:span></text:p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layer="layout" svg:width="25.199cm" svg:height="14.657cm" svg:x="1.4cm" svg:y="4.507cm" presentation:class="outline" presentation:user-transformed="true">
          <draw:text-box>
            <text:list text:style-name="L2">
              <text:list-item>
                <text:p><text:span text:style-name="T3">Discussion of </text:span><text:span text:style-name="T4">research</text:span><text:span text:style-name="T3"> article (Missirlian et al)</text:span></text:p>
              </text:list-item>
              <text:list-item>
                <text:p><text:span text:style-name="T4">Power</text:span><text:span text:style-name="T3"> analysis (the “Big 4”):</text:span></text:p>
                <text:list>
                  <text:list-item>
                    <text:p><text:span text:style-name="T3">Statistical </text:span><text:span text:style-name="T4">significance</text:span><text:span text:style-name="T3"> (</text:span><text:span text:style-name="T5">p</text:span><text:span text:style-name="T3">-value, </text:span><text:span text:style-name="T6">α</text:span><text:span text:style-name="T7">)</text:span></text:p>
                    <text:list>
                      <text:list-item>
                        <text:p><text:span text:style-name="T8">What does the </text:span><text:span text:style-name="T9">p</text:span><text:span text:style-name="T8">-value </text:span><text:span text:style-name="T10">mean</text:span><text:span text:style-name="T8">, really?</text:span></text:p>
                      </text:list-item>
                    </text:list>
                  </text:list-item>
                  <text:list-item>
                    <text:p><text:span text:style-name="T11">Power</text:span><text:span text:style-name="T7"> (</text:span><text:span text:style-name="T12">1-β</text:span><text:span text:style-name="T7">)</text:span></text:p>
                  </text:list-item>
                  <text:list-item>
                    <text:p><text:span text:style-name="T13">Effect size (Cohen's</text:span><text:span text:style-name="T14"> rules of thumb)</text:span></text:p>
                  </text:list-item>
                  <text:list-item>
                    <text:p><text:span text:style-name="T11">Sample size</text:span><text:span text:style-name="T7"> (</text:span><text:span text:style-name="T12">n</text:span><text:span text:style-name="T7">)</text:span></text:p>
                    <text:list>
                      <text:list-item>
                        <text:p><text:span text:style-name="T8">Calculating </text:span><text:span text:style-name="T10">min</text:span><text:span text:style-name="T8"> required sample siz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Overview of </text:span><text:span text:style-name="T16">linear models</text:span><text:span text:style-name="T15"> for analysis</text:span></text:p>
              </text:list-item>
              <text:list-item>
                <text:p><text:span text:style-name="T11">SPSS</text:span><text:span text:style-name="T7"> tips for data prep and analysi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Practice reading articl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Last time you were asked to read this <text:span text:style-name="T17">journal article,</text:span> focusing on the <text:span text:style-name="T17">statistical</text:span> methods:</text:p>
              </text:list-item>
              <text:list-item>
                <text:p><text:span text:style-name="T17">Missirlian</text:span>, et al., “<text:span text:style-name="T18">Emotional Arousal, Client Perceptual Processing, and the Working Alliance in Experiential Psychotherapy for Depression</text:span><text:span text:style-name="T19">”,</text:span><text:span text:style-name="T3"> Journal of Consulting and Clinical Psychology, Vol. 73, No. 5, pp. 861–871, 2005.</text:span></text:p>
              </text:list-item>
              <text:list-item>
                <text:p><text:span text:style-name="T3">How much were you able to understand?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iscussion:</text:p>
          </draw:text-box>
        </draw:frame>
        <draw:frame presentation:style-name="pr5" draw:layer="layout" svg:width="25.199cm" svg:height="15.073cm" svg:x="1.4cm" svg:y="4.507cm" presentation:class="outline" presentation:user-transformed="true">
          <draw:text-box>
            <text:list text:style-name="L2">
              <text:list-item>
                <text:p>What <text:span text:style-name="T17">research questions</text:span> do the authors state that they are addressing?</text:p>
              </text:list-item>
              <text:list-item>
                <text:p>What <text:span text:style-name="T17">analytical strategy</text:span> was used, and how <text:span text:style-name="T17">appropriate</text:span> is it for addressing their questions?</text:p>
              </text:list-item>
              <text:list-item>
                <text:p>What were their main <text:span text:style-name="T17">conclusions</text:span>, and are these conclusions <text:span text:style-name="T17">warranted</text:span> from the actual results /statistics /analyses that were reported?</text:p>
              </text:list-item>
              <text:list-item>
                <text:p>What, if any, <text:span text:style-name="T17">changes</text:span>/additions need to be made to the methods to give a more <text:span text:style-name="T17">complete</text:span> picture of the phenomenon of interest (e.g., sampling, description of analysis process, effect sizes, dealing with multiple comparisons, etc.)? 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5" draw:layer="layout" svg:width="25.199cm" svg:height="14.657cm" svg:x="1.4cm" svg:y="4.507cm" presentation:class="outline" presentation:user-transformed="true">
          <draw:text-box>
            <text:list text:style-name="L2">
              <text:list-item>
                <text:p text:style-name="P5"><text:span text:style-name="T20">Discussion of research article (Missirlian et al)</text:span></text:p>
              </text:list-item>
              <text:list-item>
                <text:p text:style-name="P5"><text:span text:style-name="T4">Power analysis (the “Big 4”):</text:span></text:p>
                <text:list>
                  <text:list-item>
                    <text:p text:style-name="P5"><text:span text:style-name="T20">Statistical significance (</text:span><text:span text:style-name="T21">p</text:span><text:span text:style-name="T20">-value, </text:span><text:span text:style-name="T22">α</text:span><text:span text:style-name="T23">)</text:span></text:p>
                    <text:list>
                      <text:list-item>
                        <text:p text:style-name="P5"><text:span text:style-name="T24">What does the </text:span><text:span text:style-name="T25">p</text:span><text:span text:style-name="T24">-value mean, really?</text:span></text:p>
                      </text:list-item>
                    </text:list>
                  </text:list-item>
                  <text:list-item>
                    <text:p text:style-name="P5"><text:span text:style-name="T23">Power (1-β)</text:span></text:p>
                  </text:list-item>
                  <text:list-item>
                    <text:p text:style-name="P5"><text:span text:style-name="T26">Effect size (Cohen's rules of thumb)</text:span></text:p>
                  </text:list-item>
                  <text:list-item>
                    <text:p text:style-name="P5"><text:span text:style-name="T23">Sample size (n)</text:span></text:p>
                    <text:list>
                      <text:list-item>
                        <text:p text:style-name="P5"><text:span text:style-name="T24">Calculating min required sample size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Overview of linear models for analysis</text:span></text:p>
              </text:list-item>
              <text:list-item>
                <text:p text:style-name="P5"><text:span text:style-name="T23">SPSS tips for data prep and analysi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entral Themes of Statistics</text:p>
          </draw:text-box>
        </draw:frame>
        <draw:frame presentation:style-name="pr8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Is there a real <text:span text:style-name="T17">effect</text:span>/relationship<text:line-break/>amongst the given variables?</text:p>
                <text:list>
                  <text:list-item>
                    <text:p>How <text:span text:style-name="T17">big</text:span> is that effect?</text:p>
                  </text:list-item>
                </text:list>
              </text:list-item>
              <text:list-item>
                <text:p text:style-name="P1">We evaluate these by looking at</text:p>
                <text:list>
                  <text:list-item>
                    <text:p>Statistical <text:span text:style-name="T17">significance</text:span> (<text:span text:style-name="T5">p</text:span><text:span text:style-name="T3">-value) and</text:span></text:p>
                  </text:list-item>
                  <text:list-item>
                    <text:p><text:span text:style-name="T4">Effect size</text:span><text:span text:style-name="T3"> (</text:span><text:span text:style-name="T5">r</text:span><text:span text:style-name="T27">2</text:span><text:span text:style-name="T28">, R</text:span><text:span text:style-name="T29">2</text:span><text:span text:style-name="T28">,</text:span><text:span text:style-name="T19"> </text:span><text:span text:style-name="T30">η</text:span><text:span text:style-name="T31">, d, </text:span><text:span text:style-name="T32">etc.)</text:span></text:p>
                  </text:list-item>
                </text:list>
              </text:list-item>
              <text:list-item>
                <text:p><text:span text:style-name="T32">Along with </text:span><text:span text:style-name="T33">sample size</text:span><text:span text:style-name="T32"> (</text:span><text:span text:style-name="T34">n</text:span><text:span text:style-name="T32">) and statistical </text:span><text:span text:style-name="T33">power</text:span><text:span text:style-name="T32"> (</text:span><text:span text:style-name="T34">1-β</text:span><text:span text:style-name="T32">), these form the “Big 4” of any tes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he “Big 4” of every test</text:p>
          </draw:text-box>
        </draw:frame>
        <draw:frame presentation:style-name="pr9" draw:layer="layout" svg:width="25.199cm" svg:height="2.761cm" svg:x="1.4cm" svg:y="4.507cm" presentation:class="outline" presentation:user-transformed="true">
          <draw:text-box>
            <text:list text:style-name="L2">
              <text:list-item>
                <text:p>Any statistical test has these 4 facets</text:p>
              </text:list-item>
              <text:list-item>
                <text:p>Set 3 as desired → derive required level of 4<text:span text:style-name="T35">th</text:span></text:p>
              </text:list-item>
            </text:list>
          </draw:text-box>
        </draw:frame>
        <draw:frame draw:style-name="gr3" draw:text-style-name="P8" draw:id="id2" draw:layer="layout" svg:width="7.271cm" svg:height="1.398cm" svg:x="10.395cm" svg:y="7.657cm">
          <draw:text-box>
            <text:p><text:span text:style-name="T36">Significance</text:span></text:p>
          </draw:text-box>
        </draw:frame>
        <draw:frame draw:style-name="gr3" draw:text-style-name="P8" draw:id="id7" draw:layer="layout" svg:width="7.136cm" svg:height="1.398cm" svg:x="18.854cm" svg:y="12.23cm">
          <draw:text-box>
            <text:p><text:span text:style-name="T36">Sample size</text:span></text:p>
          </draw:text-box>
        </draw:frame>
        <draw:frame draw:style-name="gr3" draw:text-style-name="P8" draw:layer="layout" svg:width="6.268cm" svg:height="1.398cm" svg:x="2.792cm" svg:y="12.23cm">
          <draw:text-box>
            <text:p><text:span text:style-name="T36">Effect size</text:span></text:p>
          </draw:text-box>
        </draw:frame>
        <draw:frame draw:style-name="gr3" draw:text-style-name="P8" draw:id="id5" draw:layer="layout" svg:width="3.969cm" svg:height="1.398cm" svg:x="12.196cm" svg:y="16.882cm">
          <draw:text-box>
            <text:p><text:span text:style-name="T36">Power</text:span></text:p>
          </draw:text-box>
        </draw:frame>
        <draw:g draw:id="id13">
          <draw:connector draw:style-name="gr4" draw:text-style-name="P9" draw:layer="layout" draw:type="line" svg:x1="13.936cm" svg:y1="9.055cm" svg:x2="14.144cm" svg:y2="16.882cm" svg:d="m13936 9055 208 7827">
            <text:p/>
          </draw:connector>
          <draw:connector draw:style-name="gr4" draw:text-style-name="P9" draw:layer="layout" draw:type="line" svg:x1="8.89cm" svg:y1="12.929cm" svg:x2="19.05cm" svg:y2="12.929cm" svg:d="m8890 12929h10160">
            <text:p/>
          </draw:connector>
          <draw:connector draw:style-name="gr4" draw:text-style-name="P9" draw:id="id1" draw:layer="layout" draw:type="line" svg:x1="13.938cm" svg:y1="9.056cm" svg:x2="8.89cm" svg:y2="12.929cm" svg:d="m13938 9056-5048 3873">
            <text:p/>
          </draw:connector>
          <draw:connector draw:style-name="gr4" draw:text-style-name="P9" draw:layer="layout" draw:type="line" svg:x1="13.938cm" svg:y1="9.056cm" svg:x2="19.05cm" svg:y2="12.929cm" draw:start-shape="id1" draw:start-glue-point="2" svg:d="m13938 9056 5112 3873">
            <text:p/>
          </draw:connector>
          <draw:connector draw:style-name="gr4" draw:text-style-name="P9" draw:layer="layout" draw:type="line" svg:x1="14.144cm" svg:y1="16.882cm" svg:x2="8.89cm" svg:y2="12.929cm" svg:d="m14144 16882-5254-3953">
            <text:p/>
          </draw:connector>
          <draw:connector draw:style-name="gr4" draw:text-style-name="P9" draw:layer="layout" draw:type="line" svg:x1="19.05cm" svg:y1="12.929cm" svg:x2="14.144cm" svg:y2="16.882cm" svg:d="m19050 12929-4906 3953">
            <text:p/>
          </draw:connector>
        </draw:g>
        <draw:frame draw:style-name="gr3" draw:text-style-name="P10" draw:id="id3" draw:layer="layout" svg:width="2.589cm" svg:height="1.237cm" svg:x="20.443cm" svg:y="7.737cm">
          <draw:text-box>
            <text:p><text:span text:style-name="T37">0.05</text:span></text:p>
          </draw:text-box>
        </draw:frame>
        <draw:connector draw:style-name="gr5" draw:text-style-name="P9" draw:id="id14" draw:layer="layout" draw:type="line" svg:x1="17.666cm" svg:y1="8.356cm" svg:x2="20.443cm" svg:y2="8.355cm" draw:start-shape="id2" draw:end-shape="id3" draw:end-glue-point="3" svg:d="m17666 8356 2777-1">
          <text:p/>
        </draw:connector>
        <draw:frame draw:style-name="gr6" draw:text-style-name="P11" draw:id="id4" draw:layer="layout" svg:width="8.814cm" svg:height="2.223cm" svg:x="0.711cm" svg:y="8.53cm">
          <draw:text-box>
            <text:p><text:span text:style-name="T38">as desired, </text:span><text:span text:style-name="T37">depends</text:span><text:span text:style-name="T38"> on test</text:span></text:p>
          </draw:text-box>
        </draw:frame>
        <draw:connector draw:style-name="gr5" draw:text-style-name="P9" draw:id="id16" draw:layer="layout" draw:type="line" svg:x1="5.973cm" svg:y1="11.946cm" svg:x2="5.118cm" svg:y2="10.753cm" draw:end-shape="id4" draw:end-glue-point="2" svg:d="m5973 11946-855-1193">
          <text:p/>
        </draw:connector>
        <draw:frame draw:style-name="gr3" draw:text-style-name="P11" draw:id="id6" draw:layer="layout" svg:width="6.297cm" svg:height="1.237cm" svg:x="3.54cm" svg:y="16.975cm">
          <draw:text-box>
            <text:p><text:span text:style-name="T38">usually </text:span><text:span text:style-name="T37">0.80</text:span></text:p>
          </draw:text-box>
        </draw:frame>
        <draw:connector draw:style-name="gr5" draw:text-style-name="P9" draw:id="id15" draw:layer="layout" draw:type="line" svg:x1="12.196cm" svg:y1="17.581cm" svg:x2="9.837cm" svg:y2="17.593cm" draw:start-shape="id5" draw:end-shape="id6" svg:d="m12196 17581-2359 12">
          <text:p/>
        </draw:connector>
        <draw:frame draw:style-name="gr3" draw:text-style-name="P11" draw:id="id8" draw:layer="layout" svg:width="4.947cm" svg:height="2.223cm" svg:x="21.911cm" svg:y="15.415cm">
          <draw:text-box>
            <text:p><text:span text:style-name="T38">derived!</text:span></text:p>
            <text:p><text:span text:style-name="T38">(</text:span><text:span text:style-name="T37">GPower</text:span><text:span text:style-name="T38">)</text:span></text:p>
          </draw:text-box>
        </draw:frame>
        <draw:connector draw:style-name="gr5" draw:text-style-name="P9" draw:id="id17" draw:layer="layout" draw:type="curve" svg:x1="22.422cm" svg:y1="13.628cm" svg:x2="24.384cm" svg:y2="15.415cm" draw:start-shape="id7" draw:start-glue-point="2" draw:end-shape="id8" draw:end-glue-point="0" svg:d="m22422 13628c0 1341 1962 448 1962 178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out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Significance (<text:span text:style-name="T39">α</text:span><text:span text:style-name="T40">) vs. power (1-</text:span><text:span text:style-name="T39">β</text:span><text:span text:style-name="T40">)</text:span></text:p>
          </draw:text-box>
        </draw:frame>
        <draw:frame presentation:style-name="pr5" draw:layer="layout" svg:width="25.199cm" svg:height="14.127cm" svg:x="1.4cm" svg:y="4.507cm" presentation:class="outline" presentation:user-transformed="true">
          <draw:text-box>
            <text:list text:style-name="L2">
              <text:list-item>
                <text:p><text:span text:style-name="T41">α</text:span><text:span text:style-name="T40"> is our tolerance of </text:span><text:span text:style-name="T42">Type-I</text:span><text:span text:style-name="T40"> error:</text:span><text:span text:style-name="T40"><text:line-break/></text:span><text:span text:style-name="T40">incorrectly </text:span><text:span text:style-name="T42">rejecting</text:span><text:span text:style-name="T40"> the null hypothesis (</text:span><text:span text:style-name="T43">H</text:span><text:span text:style-name="T44">0</text:span><text:span text:style-name="T45">)</text:span></text:p>
              </text:list-item>
              <text:list-item>
                <text:p><text:span text:style-name="T33">β</text:span><text:span text:style-name="T45"> is our tolerance of </text:span><text:span text:style-name="T46">Type-II</text:span><text:span text:style-name="T45"> error: </text:span><text:span text:style-name="T46">failing</text:span><text:span text:style-name="T45"> to reject </text:span><text:span text:style-name="T47">H</text:span><text:span text:style-name="T44">0</text:span><text:span text:style-name="T45"> when we should have rejected </text:span><text:span text:style-name="T47">H</text:span><text:span text:style-name="T44">0</text:span><text:span text:style-name="T45">.</text:span></text:p>
              </text:list-item>
              <text:list-item>
                <text:p><text:span text:style-name="T45">Set </text:span><text:span text:style-name="T47">H</text:span><text:span text:style-name="T44">0</text:span><text:span text:style-name="T45"> so that Type-I is the </text:span><text:span text:style-name="T46">worse</text:span><text:span text:style-name="T45"> kind of error</text:span></text:p>
              </text:list-item>
              <text:list-item>
                <text:p><text:span text:style-name="T46">Power</text:span><text:span text:style-name="T45"> is </text:span><text:span text:style-name="T48">1-</text:span><text:span text:style-name="T34">β</text:span></text:p>
              </text:list-item>
              <text:list-item>
                <text:p><text:span text:style-name="T45">e.g., parachute</text:span><text:span text:style-name="T45"><text:line-break/></text:span><text:span text:style-name="T45">inspections</text:span><text:span text:style-name="T45"><text:line-break/></text:span><text:span text:style-name="T45">(what should</text:span><text:span text:style-name="T45"><text:line-break/></text:span><text:span text:style-name="T45"> </text:span><text:span text:style-name="T47">H</text:span><text:span text:style-name="T44">0</text:span><text:span text:style-name="T45"> be?)</text:span></text:p>
              </text:list-item>
            </text:list>
          </draw:text-box>
        </draw:frame>
        <draw:frame draw:style-name="standard" draw:layer="layout" svg:width="14.287cm" svg:height="8.253cm" svg:x="12.7cm" svg:y="11.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rows-spanned="2"/>
              <table:table-cell table:number-columns-spanned="2">
                <text:p text:style-name="P12"><text:span text:style-name="T49">Actual truth</text:span></text:p>
              </table:table-cell>
              <table:covered-table-cell/>
            </table:table-row>
            <table:table-row table:style-name="ro2">
              <table:covered-table-cell table:style-name="ce1"/>
              <table:table-cell table:style-name="ce3">
                <text:p text:style-name="P12"><text:span text:style-name="T50">H</text:span><text:span text:style-name="T51">0</text:span><text:span text:style-name="T50"> true</text:span></text:p>
              </table:table-cell>
              <table:table-cell table:style-name="ce4">
                <text:p text:style-name="P12"><text:span text:style-name="T50">H</text:span><text:span text:style-name="T51">0</text:span><text:span text:style-name="T50"> false</text:span></text:p>
              </table:table-cell>
            </table:table-row>
            <table:table-row table:style-name="ro3">
              <table:table-cell table:style-name="ce3">
                <text:p text:style-name="P12"><text:span text:style-name="T50">Reject H</text:span><text:span text:style-name="T51">0</text:span></text:p>
              </table:table-cell>
              <table:table-cell table:style-name="ce5">
                <text:p text:style-name="P12"><text:span text:style-name="T50">Type-I error (α)</text:span></text:p>
              </table:table-cell>
              <table:table-cell table:style-name="ce6">
                <text:p text:style-name="P12"><text:span text:style-name="T50">Correct</text:span></text:p>
              </table:table-cell>
            </table:table-row>
            <table:table-row table:style-name="ro4">
              <table:table-cell table:style-name="ce7">
                <text:p text:style-name="P12"><text:span text:style-name="T50">Fail to reject H</text:span><text:span text:style-name="T51">0</text:span></text:p>
              </table:table-cell>
              <table:table-cell table:style-name="ce8">
                <text:p text:style-name="P12"><text:span text:style-name="T50">Correct</text:span></text:p>
              </table:table-cell>
              <table:table-cell table:style-name="ce5">
                <text:p text:style-name="P12"><text:span text:style-name="T50">Type-II error (β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3" draw:layer="layout" svg:width="1.403cm" svg:height="5.73cm" draw:transform="rotate (3.1415926535892) translate (12.698cm 19.976cm)">
          <draw:text-box>
            <text:p text:style-name="P13"><text:span text:style-name="T1">Our decision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ignificance: exampl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7">RQ</text:span>: are <text:span text:style-name="T52">depression</text:span> levels higher<text:line-break/>in <text:span text:style-name="T52">males</text:span> than in <text:span text:style-name="T52">females</text:span>?</text:p>
                <text:list>
                  <text:list-item>
                    <text:p><text:span text:style-name="T17">IV</text:span>: <text:span text:style-name="T52">gender</text:span>; <text:span text:style-name="T17">DV</text:span>: <text:span text:style-name="T52">depression</text:span> (e.g., DES)</text:p>
                  </text:list-item>
                  <text:list-item>
                    <text:p>What is <text:span text:style-name="T53">H</text:span><text:span text:style-name="T54">0</text:span><text:span text:style-name="T55">? (recall: </text:span><text:span text:style-name="T28">H</text:span><text:span text:style-name="T56">0</text:span><text:span text:style-name="T55"> means </text:span><text:span text:style-name="T57">no</text:span><text:span text:style-name="T55"> effect!)</text:span></text:p>
                  </text:list-item>
                </text:list>
              </text:list-item>
              <text:list-item>
                <text:p><text:span text:style-name="T17">Analysis</text:span>: independent-groups <text:span text:style-name="T5">t</text:span><text:span text:style-name="T58">-test</text:span></text:p>
              </text:list-item>
              <text:list-item>
                <text:p><text:span text:style-name="T3">What does </text:span><text:span text:style-name="T4">Type-I</text:span><text:span text:style-name="T3"><text:line-break/></text:span><text:span text:style-name="T3">error mean?</text:span></text:p>
              </text:list-item>
              <text:list-item>
                <text:p><text:span text:style-name="T3">What does </text:span><text:span text:style-name="T4">Type-II</text:span><text:span text:style-name="T3"><text:line-break/></text:span><text:span text:style-name="T3">error mean?</text:span></text:p>
              </text:list-item>
            </text:list>
          </draw:text-box>
        </draw:frame>
        <draw:frame draw:style-name="gr8" draw:text-style-name="P14" draw:layer="layout" svg:width="14.817cm" svg:height="8.639cm" svg:x="12.065cm" svg:y="11.43cm">
          <draw:image xlink:href="Pictures/2000008500003EF3000019D9B5FAFAB6.wm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337cm" presentation:class="title">
          <draw:text-box>
            <text:p>Impact of changing <text:span text:style-name="T39">α</text:span></text:p>
          </draw:text-box>
        </draw:frame>
        <draw:frame draw:style-name="gr8" draw:text-style-name="P14" draw:layer="layout" svg:width="19.032cm" svg:height="7.814cm" svg:x="4.445cm" svg:y="3.651cm">
          <draw:image xlink:href="Pictures/2000007600003EF3000019D975F9D357.wmf" xlink:type="simple" xlink:show="embed" xlink:actuate="onLoad">
            <text:p/>
          </draw:image>
        </draw:frame>
        <draw:frame draw:style-name="gr8" draw:text-style-name="P14" draw:layer="layout" svg:width="19.05cm" svg:height="7.819cm" svg:x="4.445cm" svg:y="12.535cm">
          <draw:image xlink:href="Pictures/2000006800003EF3000019D9176FAC3B.wmf" xlink:type="simple" xlink:show="embed" xlink:actuate="onLoad">
            <text:p/>
          </draw:image>
        </draw:frame>
        <draw:frame draw:style-name="gr3" draw:text-style-name="P15" draw:id="id11" draw:layer="layout" svg:width="4.168cm" svg:height="1.318cm" svg:x="23.495cm" svg:y="6.975cm">
          <draw:text-box>
            <text:p><text:span text:style-name="T59">α</text:span><text:span text:style-name="T60">=0.05</text:span></text:p>
          </draw:text-box>
        </draw:frame>
        <draw:frame draw:style-name="gr3" draw:text-style-name="P15" draw:id="id9" draw:layer="layout" svg:width="4.168cm" svg:height="1.318cm" svg:x="23.495cm" svg:y="14.375cm">
          <draw:text-box>
            <text:p><text:span text:style-name="T59">α</text:span><text:span text:style-name="T60">=0.01</text:span></text:p>
          </draw:text-box>
        </draw:frame>
        <draw:ellipse draw:style-name="gr9" draw:text-style-name="P9" draw:id="id10" draw:layer="layout" svg:width="2.775cm" svg:height="1.785cm" svg:x="13.97cm" svg:y="17.645cm">
          <text:p/>
        </draw:ellipse>
        <draw:ellipse draw:style-name="gr9" draw:text-style-name="P9" draw:id="id12" draw:layer="layout" svg:width="3.81cm" svg:height="2.54cm" svg:x="13.335cm" svg:y="8.29cm">
          <text:p/>
        </draw:ellipse>
        <draw:connector draw:style-name="gr10" draw:text-style-name="P9" draw:layer="layout" draw:type="line" svg:x1="23.495cm" svg:y1="15.034cm" svg:x2="16.745cm" svg:y2="18.537cm" draw:start-shape="id9" draw:end-shape="id10" draw:end-glue-point="1" svg:d="m23495 15034-6750 3503">
          <text:p/>
        </draw:connector>
        <draw:connector draw:style-name="gr10" draw:text-style-name="P9" draw:layer="layout" draw:type="line" svg:x1="23.495cm" svg:y1="7.634cm" svg:x2="17.145cm" svg:y2="9.56cm" draw:start-shape="id11" draw:start-glue-point="3" draw:end-shape="id12" draw:end-glue-point="1" svg:d="m23495 7634-6350 1926">
          <text:p/>
        </draw:connector>
        <draw:frame draw:style-name="gr3" draw:text-style-name="P16" draw:layer="layout" svg:width="20.924cm" svg:height="2.385cm" svg:x="3.365cm" svg:y="10.857cm">
          <draw:text-box>
            <text:p><text:span text:style-name="T61">(without changing data)</text:span><text:span text:style-name="T61"><text:line-break/></text:span><text:span text:style-name="T62">decreasing</text:span><text:span text:style-name="T61"> Type-I means </text:span><text:span text:style-name="T62">increasing</text:span><text:span text:style-name="T61"> Type-II!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at is the <text:span text:style-name="T19">p</text:span>-value?</text:p>
          </draw:text-box>
        </draw:frame>
        <draw:frame presentation:style-name="pr5" draw:layer="layout" svg:width="25.199cm" svg:height="14.016cm" svg:x="1.54cm" svg:y="4.889cm" presentation:class="outline" presentation:user-transformed="true">
          <draw:text-box>
            <text:list text:style-name="L2">
              <text:list-item>
                <text:p>Given <text:span text:style-name="T17">data</text:span> and assuming a <text:span text:style-name="T17">model</text:span>, the <text:span text:style-name="T53">p</text:span><text:span text:style-name="T4">-value</text:span><text:span text:style-name="T3"> is the computed probability of </text:span><text:span text:style-name="T4">Type-I</text:span><text:span text:style-name="T3"> error</text:span></text:p>
                <text:list>
                  <text:list-item>
                    <text:p><text:span text:style-name="T3">Assuming </text:span><text:span text:style-name="T58">model</text:span><text:span text:style-name="T3"> is true and </text:span><text:span text:style-name="T63">H</text:span><text:span text:style-name="T64">0</text:span><text:span text:style-name="T65"> </text:span><text:span text:style-name="T3">is true, </text:span><text:span text:style-name="T5">p</text:span><text:span text:style-name="T3"> is the probability of getting data that is</text:span><text:span text:style-name="T3"><text:line-break/></text:span><text:span text:style-name="T58">at least as extreme</text:span><text:span text:style-name="T3"> as what we observed</text:span></text:p>
                  </text:list-item>
                  <text:list-item>
                    <text:p><text:span text:style-name="T3">Note: this does </text:span><text:span text:style-name="T4">not</text:span><text:span text:style-name="T3"> tell us the probability that </text:span><text:span text:style-name="T63">H</text:span><text:span text:style-name="T64">0</text:span><text:span text:style-name="T65"> </text:span><text:span text:style-name="T3">is true! </text:span><text:span text:style-name="T58">p(data|</text:span><text:span text:style-name="T63">H</text:span><text:span text:style-name="T64">0</text:span><text:span text:style-name="T58">) </text:span><text:span text:style-name="T3">vs. </text:span><text:span text:style-name="T58">p(</text:span><text:span text:style-name="T63">H</text:span><text:span text:style-name="T64">0</text:span><text:span text:style-name="T58">|data)</text:span></text:p>
                  </text:list-item>
                </text:list>
              </text:list-item>
              <text:list-item>
                <text:p><text:span text:style-name="T66">Set the </text:span><text:span text:style-name="T17">significance level </text:span>(<text:span text:style-name="T67">α</text:span><text:span text:style-name="T68">=0.05</text:span><text:span text:style-name="T40">) according to our tolerance for Type-I error: if </text:span><text:span text:style-name="T69">p</text:span><text:span text:style-name="T12"> &lt; </text:span><text:span text:style-name="T6">α</text:span><text:span text:style-name="T7">, we are confident enough to </text:span><text:span text:style-name="T45">say the effect is real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337cm" presentation:class="title">
          <draw:text-box>
            <text:p>Myths about significance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2">
              <text:list-item>
                <text:list>
                  <text:list-item>
                    <text:p><text:span text:style-name="T19">(why are these all myths?)</text:span></text:p>
                  </text:list-item>
                </text:list>
              </text:list-item>
              <text:list-item>
                <text:p><text:span text:style-name="T52">Myth 1</text:span>: “If a result is not significant, it proves there is <text:span text:style-name="T17">no effect</text:span>.”</text:p>
              </text:list-item>
              <text:list-item>
                <text:p><text:span text:style-name="T52">Myth 2</text:span>: “The obtained significance level indicates the <text:span text:style-name="T17">reliability</text:span> of the research finding.”</text:p>
              </text:list-item>
              <text:list-item>
                <text:p><text:span text:style-name="T52">Myth 3</text:span>: “The significance level tells you how <text:span text:style-name="T17">big</text:span> or important an effect is.”</text:p>
              </text:list-item>
              <text:list-item>
                <text:p><text:span text:style-name="T52">Myth 4</text:span>: “If an effect is statistically significant, it must be <text:span text:style-name="T17">clinically</text:span> significant.”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Problems with relying on <text:span text:style-name="T19">p</text:span>-val</text:p>
          </draw:text-box>
        </draw:frame>
        <draw:frame presentation:style-name="pr5" draw:layer="layout" svg:width="25.199cm" svg:height="14.726cm" svg:x="1.4cm" svg:y="4.507cm" presentation:class="outline" presentation:user-transformed="true">
          <draw:text-box>
            <text:list text:style-name="L2">
              <text:list-item>
                <text:p>When <text:span text:style-name="T52">sample size</text:span> is <text:span text:style-name="T17">low</text:span>, <text:span text:style-name="T5">p</text:span> is usually too <text:span text:style-name="T17">big</text:span></text:p>
                <text:list>
                  <text:list-item>
                    <text:p>→ if effect size is big, try bigger sample</text:p>
                  </text:list-item>
                </text:list>
              </text:list-item>
              <text:list-item>
                <text:p>When <text:span text:style-name="T52">sample size</text:span> is very <text:span text:style-name="T17">big</text:span>,<text:line-break/><text:span text:style-name="T5">p</text:span><text:span text:style-name="T3"> can easily be very </text:span><text:span text:style-name="T4">small</text:span><text:span text:style-name="T3"> even for tiny effects</text:span></text:p>
                <text:list>
                  <text:list-item>
                    <text:p><text:span text:style-name="T3">e.g., avg </text:span><text:span text:style-name="T70">IQ</text:span><text:span text:style-name="T3"> of men is </text:span><text:span text:style-name="T70">0.8</text:span><text:span text:style-name="T3">pts higher than </text:span><text:span text:style-name="T70">IQ</text:span><text:span text:style-name="T3"> of women, in a sample of </text:span><text:span text:style-name="T70">10,000</text:span><text:span text:style-name="T3">: </text:span><text:span text:style-name="T4">statistically</text:span><text:span text:style-name="T3"> significant, but is it</text:span><text:span text:style-name="T3"><text:line-break/></text:span><text:span text:style-name="T4">clinically</text:span><text:span text:style-name="T3"> significant?</text:span></text:p>
                  </text:list-item>
                </text:list>
              </text:list-item>
              <text:list-item>
                <text:p><text:span text:style-name="T3">When </text:span><text:span text:style-name="T4">many tests</text:span><text:span text:style-name="T3"> are run, one of them is bound to turn up significant by random chance</text:span></text:p>
                <text:list>
                  <text:list-item>
                    <text:p><text:span text:style-name="T3">→ </text:span><text:span text:style-name="T4">multiple comparisons</text:span><text:span text:style-name="T3">: inflated </text:span><text:span text:style-name="T58">Type-I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5" draw:layer="layout" svg:width="25.199cm" svg:height="14.657cm" svg:x="1.4cm" svg:y="4.507cm" presentation:class="outline" presentation:user-transformed="true">
          <draw:text-box>
            <text:list text:style-name="L2">
              <text:list-item>
                <text:p text:style-name="P5"><text:span text:style-name="T20">Discussion of research article (Missirlian et al)</text:span></text:p>
              </text:list-item>
              <text:list-item>
                <text:p text:style-name="P5"><text:span text:style-name="T20">Power analysis (the “Big 4”):</text:span></text:p>
                <text:list>
                  <text:list-item>
                    <text:p text:style-name="P5"><text:span text:style-name="T20">Statistical significance (</text:span><text:span text:style-name="T21">p</text:span><text:span text:style-name="T20">-value, </text:span><text:span text:style-name="T22">α</text:span><text:span text:style-name="T23">)</text:span></text:p>
                    <text:list>
                      <text:list-item>
                        <text:p text:style-name="P5"><text:span text:style-name="T24">What does the </text:span><text:span text:style-name="T25">p</text:span><text:span text:style-name="T24">-value mean, really?</text:span></text:p>
                      </text:list-item>
                    </text:list>
                  </text:list-item>
                  <text:list-item>
                    <text:p text:style-name="P5"><text:span text:style-name="T23">Power (1-β)</text:span></text:p>
                  </text:list-item>
                  <text:list-item>
                    <text:p text:style-name="P5"><text:span text:style-name="T13">Effect size (Cohen's rules of thumb)</text:span></text:p>
                  </text:list-item>
                  <text:list-item>
                    <text:p text:style-name="P5"><text:span text:style-name="T23">Sample size (n)</text:span></text:p>
                    <text:list>
                      <text:list-item>
                        <text:p text:style-name="P5"><text:span text:style-name="T24">Calculating min required sample siz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Overview of linear models for analysis</text:span></text:p>
              </text:list-item>
              <text:list-item>
                <text:p text:style-name="P5"><text:span text:style-name="T23">SPSS tips for data prep and analysi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337cm" presentation:class="title">
          <draw:text-box>
            <text:p>Effect size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2">
              <text:list-item>
                <text:p>Historically, researchers only looked at <text:span text:style-name="T17">significance</text:span>, but what about the effect <text:span text:style-name="T17">size</text:span>?</text:p>
              </text:list-item>
              <text:list-item>
                <text:p><text:span text:style-name="T3">A </text:span><text:span text:style-name="T4">small</text:span><text:span text:style-name="T3"> study might yield </text:span><text:span text:style-name="T4">non-significance</text:span><text:span text:style-name="T3"> but a strong </text:span><text:span text:style-name="T4">effect</text:span><text:span text:style-name="T3"> </text:span><text:span text:style-name="T4">size</text:span></text:p>
                <text:list>
                  <text:list-item>
                    <text:p><text:span text:style-name="T3">Could be </text:span><text:span text:style-name="T4">spurious</text:span><text:span text:style-name="T3">, but could also be real</text:span></text:p>
                  </text:list-item>
                  <text:list-item>
                    <text:p><text:span text:style-name="T3">Motivates </text:span><text:span text:style-name="T4">meta-analysis</text:span><text:span text:style-name="T3"> –</text:span><text:span text:style-name="T3"><text:line-break/></text:span><text:span text:style-name="T4">repeat</text:span><text:span text:style-name="T3"> the experiment, </text:span><text:span text:style-name="T4">combine</text:span><text:span text:style-name="T3"> results: with more data, it might be significant!</text:span></text:p>
                  </text:list-item>
                </text:list>
              </text:list-item>
              <text:list-item>
                <text:p><text:span text:style-name="T3">Current research standards require reporting </text:span><text:span text:style-name="T4">both</text:span><text:span text:style-name="T3"> </text:span><text:span text:style-name="T19">p</text:span><text:span text:style-name="T3">-value as well as effect siz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easures of effect size</text:p>
          </draw:text-box>
        </draw:frame>
        <draw:frame presentation:style-name="pr5" draw:layer="layout" svg:width="25.199cm" svg:height="15.79cm" svg:x="1.4cm" svg:y="4.507cm" presentation:class="outline" presentation:user-transformed="true">
          <draw:text-box>
            <text:list text:style-name="L2">
              <text:list-item>
                <text:p>For <text:span text:style-name="T53">t</text:span><text:span text:style-name="T4">-test</text:span><text:span text:style-name="T3"> and any </text:span><text:span text:style-name="T4">between-groups</text:span><text:span text:style-name="T3"> comparison:</text:span></text:p>
                <text:list>
                  <text:list-item>
                    <text:p><text:span text:style-name="T3">Difference of </text:span><text:span text:style-name="T4">means</text:span><text:span text:style-name="T3">: </text:span><text:span text:style-name="T5">d</text:span><text:span text:style-name="T3"> =</text:span><text:span text:style-name="T58"> (</text:span><text:span text:style-name="T6">μ</text:span><text:span text:style-name="T71">1</text:span><text:span text:style-name="T48"> – </text:span><text:span text:style-name="T34">μ</text:span><text:span text:style-name="T71">2</text:span><text:span text:style-name="T48">)/</text:span><text:span text:style-name="T34">σ</text:span></text:p>
                  </text:list-item>
                </text:list>
              </text:list-item>
              <text:list-item>
                <text:p><text:span text:style-name="T32">For </text:span><text:span text:style-name="T33">ANOVA</text:span><text:span text:style-name="T32">: </text:span><text:span text:style-name="T34">η</text:span><text:span text:style-name="T72">2</text:span><text:span text:style-name="T32"> (eta-squared):</text:span></text:p>
                <text:list>
                  <text:list-item>
                    <text:p><text:span text:style-name="T32">Overall effect of IV on DV</text:span></text:p>
                  </text:list-item>
                </text:list>
              </text:list-item>
              <text:list-item>
                <text:p><text:span text:style-name="T32">For bivariate </text:span><text:span text:style-name="T33">correlation</text:span><text:span text:style-name="T32"> (Pearson, Spearman):</text:span></text:p>
                <text:list>
                  <text:list-item>
                    <text:p><text:span text:style-name="T31">r </text:span><text:span text:style-name="T32">or </text:span><text:span text:style-name="T73">r</text:span><text:span text:style-name="T74">2</text:span><text:span text:style-name="T32">: </text:span><text:span text:style-name="T75">r</text:span><text:span text:style-name="T72">2</text:span><text:span text:style-name="T32"> is fraction of variability in one var explained by the other var</text:span></text:p>
                  </text:list-item>
                </text:list>
              </text:list-item>
              <text:list-item>
                <text:p><text:span text:style-name="T32">For </text:span><text:span text:style-name="T33">regression</text:span><text:span text:style-name="T32">: </text:span><text:span text:style-name="T31">R</text:span><text:span text:style-name="T76">2</text:span><text:span text:style-name="T32"> and </text:span><text:span text:style-name="T34">Δ</text:span><text:span text:style-name="T75">R</text:span><text:span text:style-name="T72">2</text:span><text:span text:style-name="T32"> (“</text:span><text:span text:style-name="T31">R</text:span><text:span text:style-name="T76">2</text:span><text:span text:style-name="T32">-change”)</text:span></text:p>
                <text:list>
                  <text:list-item>
                    <text:p><text:span text:style-name="T32">Fraction of variability in DV explained</text:span><text:span text:style-name="T32"><text:line-break/></text:span><text:span text:style-name="T32">by overall model (</text:span><text:span text:style-name="T31">R</text:span><text:span text:style-name="T76">2</text:span><text:span text:style-name="T32">) or</text:span><text:span text:style-name="T32"><text:line-break/></text:span><text:span text:style-name="T32">by each predictor (Δ</text:span><text:span text:style-name="T31">R</text:span><text:span text:style-name="T76">2</text:span><text:span text:style-name="T32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337cm" presentation:class="title">
          <draw:text-box>
            <text:p>Interpreting effect size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2">
              <text:list-item>
                <text:p>What constitutes a “<text:span text:style-name="T17">big</text:span>” effect size?</text:p>
              </text:list-item>
              <text:list-item>
                <text:p>Consult literature for the <text:span text:style-name="T17">phenomenon</text:span> of study</text:p>
              </text:list-item>
              <text:list-item>
                <text:p><text:span text:style-name="T17">Cohen '92</text:span>, <text:span text:style-name="T19">“A Power Primer”</text:span><text:span text:style-name="T3">: rules of thumb</text:span></text:p>
                <text:list>
                  <text:list-item>
                    <text:p><text:span text:style-name="T3">Somewhat arbitrary, though!</text:span></text:p>
                  </text:list-item>
                </text:list>
              </text:list-item>
              <text:list-item>
                <text:p><text:span text:style-name="T3">For correlation-type </text:span><text:span text:style-name="T53">r</text:span><text:span text:style-name="T4"> </text:span><text:span text:style-name="T3">measures:</text:span></text:p>
                <text:list>
                  <text:list-item>
                    <text:p><text:span text:style-name="T4">0.10</text:span><text:span text:style-name="T3"> → </text:span><text:span text:style-name="T4">small</text:span><text:span text:style-name="T3"> effect (1% of var. explained)</text:span></text:p>
                  </text:list-item>
                  <text:list-item>
                    <text:p><text:span text:style-name="T4">0.30</text:span><text:span text:style-name="T3"> → </text:span><text:span text:style-name="T4">medium</text:span><text:span text:style-name="T3"> effect (9% of variability)</text:span></text:p>
                  </text:list-item>
                  <text:list-item>
                    <text:p><text:span text:style-name="T4">0.50</text:span><text:span text:style-name="T3"> → </text:span><text:span text:style-name="T4">large</text:span><text:span text:style-name="T3"> effect (25%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337cm" presentation:class="title">
          <draw:text-box>
            <text:p>Example: dependent <text:span text:style-name="T19">t</text:span><text:span text:style-name="T3">-test</text:span>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2">
              <text:list-item>
                <text:p><text:span text:style-name="T17">Dataset</text:span>: <text:span text:style-name="T52">SpiderRM.sav</text:span></text:p>
              </text:list-item>
              <text:list-item>
                <text:p><text:span text:style-name="T17">12</text:span> individuals, first shown <text:span text:style-name="T17">picture</text:span> of spider, then shown <text:span text:style-name="T17">real</text:span> spider → measured <text:span text:style-name="T17">anxiety</text:span></text:p>
              </text:list-item>
              <text:list-item>
                <text:p><text:span text:style-name="T17">Compare Means</text:span> → <text:span text:style-name="T17">Paired</text:span>-Samples T Test</text:p>
              </text:list-item>
              <text:list-item>
                <text:p>SPSS results:<text:span text:style-name="T17"> </text:span><text:span text:style-name="T53">t</text:span><text:span text:style-name="T17">(11)=-2.473, </text:span><text:span text:style-name="T53">p</text:span><text:span text:style-name="T17">&lt;0.05</text:span></text:p>
              </text:list-item>
              <text:list-item>
                <text:p>Calculate <text:span text:style-name="T17">effect size</text:span>: see text, p.332 (<text:span text:style-name="T39">§</text:span><text:span text:style-name="T40">9.4.6)</text:span></text:p>
                <text:list>
                  <text:list-item>
                    <text:p><text:span text:style-name="T43">r </text:span><text:span text:style-name="T7">~ 0.5978 (big? Small?)</text:span></text:p>
                  </text:list-item>
                </text:list>
              </text:list-item>
              <text:list-item>
                <text:p><text:span text:style-name="T7">Report </text:span><text:span text:style-name="T11">sample size</text:span><text:span text:style-name="T7"> (</text:span><text:span text:style-name="T43">df</text:span><text:span text:style-name="T7">),</text:span><text:span text:style-name="T7"><text:line-break/></text:span><text:span text:style-name="T11">test statistic</text:span><text:span text:style-name="T7"> (</text:span><text:span text:style-name="T43">t</text:span><text:span text:style-name="T7">),</text:span><text:span text:style-name="T11"> </text:span><text:span text:style-name="T77">p</text:span><text:span text:style-name="T11">-value</text:span><text:span text:style-name="T7">,</text:span><text:span text:style-name="T7"><text:line-break/></text:span><text:span text:style-name="T7">and </text:span><text:span text:style-name="T11">effect size </text:span><text:span text:style-name="T7">(</text:span><text:span text:style-name="T43">r</text:span><text:span text:style-name="T7">)</text:span></text:p>
              </text:list-item>
            </text:list>
          </draw:text-box>
        </draw:frame>
        <draw:frame draw:style-name="gr11" draw:layer="layout" svg:width="6.629cm" svg:height="3.819cm" svg:x="16.866cm" svg:y="13.9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8cm" svg:x="1cm" svg:y="0.337cm" presentation:class="title">
          <draw:text-box>
            <text:p>Finding needed sample size</text:p>
          </draw:text-box>
        </draw:frame>
        <draw:frame presentation:style-name="pr12" draw:layer="layout" svg:width="25.199cm" svg:height="14.267cm" svg:x="1.4cm" svg:y="4.507cm" presentation:class="outline">
          <draw:text-box>
            <text:list text:style-name="L2">
              <text:list-item>
                <text:p>Experimental <text:span text:style-name="T17">design</text:span>: what is the minimum <text:span text:style-name="T17">sample size</text:span> needed to attain the desired level of <text:span text:style-name="T17">significance</text:span>, <text:span text:style-name="T17">power</text:span>, and <text:span text:style-name="T17">effect size</text:span> (assuming there is a real relationship)?</text:p>
              </text:list-item>
              <text:list-item>
                <text:p>Choose <text:span text:style-name="T17">level of significance</text:span>: usually <text:span text:style-name="T39">α </text:span><text:span text:style-name="T40">= </text:span><text:span text:style-name="T78">0.05</text:span></text:p>
              </text:list-item>
              <text:list-item>
                <text:p><text:span text:style-name="T40">Choose </text:span><text:span text:style-name="T42">power</text:span><text:span text:style-name="T40">: usually 1-</text:span><text:span text:style-name="T39">β</text:span><text:span text:style-name="T40"> = </text:span><text:span text:style-name="T78">0.80</text:span></text:p>
              </text:list-item>
              <text:list-item>
                <text:p><text:span text:style-name="T40">Choose desired </text:span><text:span text:style-name="T42">effect size</text:span></text:p>
                <text:list>
                  <text:list-item>
                    <text:p><text:span text:style-name="T40">From literature or Cohen's rules of thumb</text:span></text:p>
                  </text:list-item>
                </text:list>
              </text:list-item>
              <text:list-item>
                <text:p><text:span text:style-name="T40">→ </text:span><text:span text:style-name="T40">use </text:span><text:span text:style-name="T78">GPower</text:span><text:span text:style-name="T40"> or similar to calculate the required sample size (do this for your </text:span><text:span text:style-name="T42">project</text:span><text:span text:style-name="T40">!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Power vs. sample size</text:p>
          </draw:text-box>
        </draw:frame>
        <draw:frame presentation:style-name="pr9" draw:layer="layout" svg:width="25.199cm" svg:height="1.843cm" svg:x="1.4cm" svg:y="4.507cm" presentation:class="outline" presentation:user-transformed="true">
          <draw:text-box>
            <text:list text:style-name="L2">
              <text:list-item>
                <text:p><text:span text:style-name="T39">Choose </text:span><text:span text:style-name="T79">α</text:span><text:span text:style-name="T78">=0.05</text:span><text:span text:style-name="T40">, effect size </text:span><text:span text:style-name="T69">d</text:span><text:span text:style-name="T78">=0.50</text:span><text:span text:style-name="T40">, and vary </text:span><text:span text:style-name="T78">β</text:span><text:span text:style-name="T40">:</text:span></text:p>
              </text:list-item>
            </text:list>
          </draw:text-box>
        </draw:frame>
        <draw:frame draw:style-name="gr8" draw:text-style-name="P14" draw:layer="layout" svg:width="24.376cm" svg:height="14.305cm" svg:x="1.779cm" svg:y="5.331cm">
          <draw:image xlink:href="Pictures/200000B7000050A000002DB148D56D41.wm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Outline for today</text:p>
          </draw:text-box>
        </draw:frame>
        <draw:frame presentation:style-name="pr5" draw:text-style-name="P5" draw:layer="layout" svg:width="25.199cm" svg:height="14.657cm" svg:x="1.4cm" svg:y="4.507cm" presentation:class="outline" presentation:user-transformed="true">
          <draw:text-box>
            <text:list text:style-name="L2">
              <text:list-item>
                <text:p text:style-name="P5"><text:span text:style-name="T20">Discussion of research article (Missirlian et al)</text:span></text:p>
              </text:list-item>
              <text:list-item>
                <text:p text:style-name="P5"><text:span text:style-name="T20">Power analysis (the “Big 4”):</text:span></text:p>
                <text:list>
                  <text:list-item>
                    <text:p text:style-name="P5"><text:span text:style-name="T20">Statistical significance (</text:span><text:span text:style-name="T21">p</text:span><text:span text:style-name="T20">-value, </text:span><text:span text:style-name="T22">α</text:span><text:span text:style-name="T23">)</text:span></text:p>
                    <text:list>
                      <text:list-item>
                        <text:p text:style-name="P5"><text:span text:style-name="T24">What does the </text:span><text:span text:style-name="T25">p</text:span><text:span text:style-name="T24">-value mean, really?</text:span></text:p>
                      </text:list-item>
                    </text:list>
                  </text:list-item>
                  <text:list-item>
                    <text:p text:style-name="P5"><text:span text:style-name="T23">Power (1-β)</text:span></text:p>
                  </text:list-item>
                  <text:list-item>
                    <text:p text:style-name="P5"><text:span text:style-name="T26">Effect size (Cohen's rules of thumb)</text:span></text:p>
                  </text:list-item>
                  <text:list-item>
                    <text:p text:style-name="P5"><text:span text:style-name="T23">Sample size (n)</text:span></text:p>
                    <text:list>
                      <text:list-item>
                        <text:p text:style-name="P5"><text:span text:style-name="T24">Calculating min required sample size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Overview of linear models for analysis</text:span></text:p>
              </text:list-item>
              <text:list-item>
                <text:p text:style-name="P5"><text:span text:style-name="T23">SPSS tips for data prep and analysi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Overview of Linear Methods</text:p>
          </draw:text-box>
        </draw:frame>
        <draw:frame presentation:style-name="pr5" draw:layer="layout" svg:width="25.199cm" svg:height="15.143cm" svg:x="1.4cm" svg:y="4.507cm" presentation:class="outline" presentation:user-transformed="true">
          <draw:text-box>
            <text:list text:style-name="L2">
              <text:list-item>
                <text:p>For <text:span text:style-name="T66">scale-level</text:span> DV:</text:p>
                <text:list>
                  <text:list-item>
                    <text:p><text:span text:style-name="T17">dichotomous</text:span> IV → indep <text:span text:style-name="T5">t</text:span><text:span text:style-name="T58">-test</text:span></text:p>
                  </text:list-item>
                  <text:list-item>
                    <text:p><text:span text:style-name="T4">categorical</text:span><text:span text:style-name="T3"> IV → one-way </text:span><text:span text:style-name="T58">ANOVA</text:span></text:p>
                  </text:list-item>
                  <text:list-item>
                    <text:p><text:span text:style-name="T4">multiple</text:span><text:span text:style-name="T3"> categorical IVs → </text:span><text:span text:style-name="T58">factorial</text:span><text:span text:style-name="T3"> ANOVA</text:span></text:p>
                  </text:list-item>
                  <text:list-item>
                    <text:p><text:span text:style-name="T4">scale</text:span><text:span text:style-name="T3"> IV → </text:span><text:span text:style-name="T58">correlation</text:span><text:span text:style-name="T3"> or </text:span><text:span text:style-name="T58">regression</text:span></text:p>
                  </text:list-item>
                  <text:list-item>
                    <text:p><text:span text:style-name="T4">multiple</text:span><text:span text:style-name="T3"> scale IVs → </text:span><text:span text:style-name="T58">multiple regression</text:span></text:p>
                  </text:list-item>
                </text:list>
              </text:list-item>
              <text:list-item>
                <text:p><text:span text:style-name="T3">For categorical DV:</text:span></text:p>
                <text:list>
                  <text:list-item>
                    <text:p><text:span text:style-name="T4">categorical</text:span><text:span text:style-name="T3"> IV → </text:span><text:span text:style-name="T58">χ</text:span><text:span text:style-name="T80">2</text:span><text:span text:style-name="T81"> or </text:span><text:span text:style-name="T82">log-linear</text:span></text:p>
                  </text:list-item>
                  <text:list-item>
                    <text:p><text:span text:style-name="T83">scale</text:span><text:span text:style-name="T81"> IV → </text:span><text:span text:style-name="T82">logistic</text:span><text:span text:style-name="T81"> regression</text:span></text:p>
                  </text:list-item>
                </text:list>
              </text:list-item>
              <text:list-item>
                <text:p><text:span text:style-name="T3">Also: </text:span><text:span text:style-name="T4">repeated</text:span><text:span text:style-name="T3"> measures and mixed-effects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2" presentation:class="page"/>
          <draw:frame presentation:style-name="pr10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PSS tips!</text:p>
          </draw:text-box>
        </draw:frame>
        <draw:frame presentation:style-name="pr5" draw:layer="layout" svg:width="25.199cm" svg:height="14.923cm" svg:x="1.4cm" svg:y="4.507cm" presentation:class="outline" presentation:user-transformed="true">
          <draw:text-box>
            <text:list text:style-name="L2">
              <text:list-item>
                <text:p><text:span text:style-name="T17">Plan out</text:span> the characteristics of your variables before you start data-entry</text:p>
              </text:list-item>
              <text:list-item>
                <text:p>You can <text:span text:style-name="T17">reorder</text:span> variables: cluster related ones</text:p>
              </text:list-item>
              <text:list-item>
                <text:p>Create a var holding unique <text:span text:style-name="T17">ID#</text:span> for each case</text:p>
              </text:list-item>
              <text:list-item>
                <text:p>Variable <text:span text:style-name="T17">names</text:span> can't have spaces: try “<text:span text:style-name="T17">_</text:span>”</text:p>
              </text:list-item>
              <text:list-item>
                <text:p>Add descriptive <text:span text:style-name="T17">labels</text:span> to your variables</text:p>
              </text:list-item>
              <text:list-item>
                <text:p>Code <text:span text:style-name="T17">missing data</text:span> using values like '<text:span text:style-name="T17">999</text:span>'</text:p>
                <text:list>
                  <text:list-item>
                    <text:p>Then tell SPSS about it in Variable View</text:p>
                  </text:list-item>
                </text:list>
              </text:list-item>
              <text:list-item>
                <text:p>Clean up your <text:span text:style-name="T17">output</text:span> file (*.spv) before turn-in</text:p>
                <text:list>
                  <text:list-item>
                    <text:p><text:span text:style-name="T17">Add</text:span> text boxes / headers; <text:span text:style-name="T17">delete</text:span> jun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01E8886B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28cm" draw:fill-image-height="21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draw:fill-image-width="28cm" draw:fill-image-height="21cm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28cm" draw:fill-image-height="21cm" style:repeat="stretch"/>
    </style:style>
    <style:style style:name="Mdp2" style:family="drawing-page">
      <style:drawing-page-properties draw:background-size="border" draw:fill="bitmap" draw:fill-image-name="TWU_20_Swoosh" draw:fill-image-width="28cm" draw:fill-image-height="21cm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09-10T18:36:48</meta:creation-date>
    <dc:language>en-US</dc:language>
    <meta:editing-cycles>42</meta:editing-cycles>
    <meta:editing-duration>PT21H33M39S</meta:editing-duration>
    <meta:initial-creator>sean ho</meta:initial-creator>
    <dc:date>2010-09-16T22:24:32</dc:date>
    <dc:creator>sean ho</dc:creator>
    <meta:document-statistic meta:object-count="285"/>
    <meta:user-defined meta:name="Info 1"/>
    <meta:user-defined meta:name="Info 2"/>
    <meta:user-defined meta:name="Info 3"/>
    <meta:user-defined meta:name="Info 4"/>
    <meta:template xlink:type="simple" xlink:actuate="onRequest" xlink:title="" xlink:href="../.ooo3/user/template/TWU%20Lectur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tyle math:color="yellow">
          <math:mrow>
            <math:mrow>
              <math:mi>r</math:mi>
              <math:mo math:stretchy="false">=</math:mo>
              <math:msqrt>
                <math:mfrac>
                  <math:msup>
                    <math:mi>t</math:mi>
                    <math:mn>2</math:mn>
                  </math:msup>
                  <math:mrow>
                    <math:msup>
                      <math:mi>t</math:mi>
                      <math:mn>2</math:mn>
                    </math:msup>
                    <math:mo math:stretchy="false">+</math:mo>
                    <math:mi math:fontstyle="italic">df</math:mi>
                  </math:mrow>
                </math:mfrac>
              </math:msqrt>
            </math:mrow>
          </math:mrow>
        </math:mstyle>
      </math:mrow>
    </math:mstyle>
    <math:annotation math:encoding="StarMath 5.0">bold color yellow {r=sqrt{{t^{2}} over {t^{2}+df} } }</math:annotation>
  </math:semantics>
</math:math>
</file>